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3139in" style:rel-column-width="28955*"/>
    </style:style>
    <style:style style:name="Table1.B" style:family="table-column">
      <style:table-column-properties style:column-width="4.1861in" style:rel-column-width="36580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3.3139in" style:rel-column-width="28955*"/>
    </style:style>
    <style:style style:name="Table2.B" style:family="table-column">
      <style:table-column-properties style:column-width="4.1861in" style:rel-column-width="36580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3.3139in" style:rel-column-width="28955*"/>
    </style:style>
    <style:style style:name="Table3.B" style:family="table-column">
      <style:table-column-properties style:column-width="4.1861in" style:rel-column-width="36580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3.3076in" style:rel-column-width="28902*"/>
    </style:style>
    <style:style style:name="Table4.B" style:family="table-column">
      <style:table-column-properties style:column-width="4.1924in" style:rel-column-width="3663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382in" fo:border="0.5pt solid #000000" style:writing-mode="page"/>
    </style:style>
    <style:style style:name="Table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Consolas"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24pt" officeooo:rsid="008b8dca" officeooo:paragraph-rsid="008b8dca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Consolas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nsolas" fo:font-size="24pt" fo:font-weight="normal" style:font-size-asian="24pt" style:font-weight-asian="normal" style:font-size-complex="2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6pt" fo:font-weight="bold" officeooo:rsid="00091d28" officeooo:paragraph-rsid="0020934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nsolas" fo:font-size="12pt" fo:font-weight="normal" officeooo:rsid="00091d28" officeooo:paragraph-rsid="005b99e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2pt" fo:font-weight="normal" officeooo:rsid="00732752" officeooo:paragraph-rsid="0073275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 fo:break-before="page"/>
      <style:text-properties style:font-name="Consolas" fo:font-size="16pt" fo:font-weight="bold" officeooo:rsid="00091d28" officeooo:paragraph-rsid="00091d28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91d28" officeooo:paragraph-rsid="00091d28" style:font-size-asian="10.5pt" style:font-size-complex="12pt"/>
    </style:style>
    <style:style style:name="P1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91d28" officeooo:paragraph-rsid="0068381d" style:font-size-asian="10.5pt" style:font-size-complex="12pt"/>
    </style:style>
    <style:style style:name="P1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91d28" officeooo:paragraph-rsid="006bdabf" style:font-size-asian="10.5pt" style:font-size-complex="12pt"/>
    </style:style>
    <style:style style:name="P1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d7fb8" officeooo:paragraph-rsid="000d7fb8" style:font-size-asian="10.5pt" style:font-size-complex="12pt"/>
    </style:style>
    <style:style style:name="P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d7fb8" officeooo:paragraph-rsid="0024e2a1" style:font-size-asian="10.5pt" style:font-size-complex="12pt"/>
    </style:style>
    <style:style style:name="P1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f4f1e" officeooo:paragraph-rsid="000f4f1e" style:font-size-asian="10.5pt" style:font-size-complex="12pt"/>
    </style:style>
    <style:style style:name="P1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f4f1e" officeooo:paragraph-rsid="007f5cf2" style:font-size-asian="10.5pt" style:font-size-complex="12pt"/>
    </style:style>
    <style:style style:name="P1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f4f1e" officeooo:paragraph-rsid="0080f5f1" style:font-size-asian="10.5pt" style:font-size-complex="12pt"/>
    </style:style>
    <style:style style:name="P1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0a1ab" officeooo:paragraph-rsid="0010a1ab" style:font-size-asian="10.5pt" style:font-size-complex="12pt"/>
    </style:style>
    <style:style style:name="P1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42e15" officeooo:paragraph-rsid="00142e15" style:font-size-asian="10.5pt" style:font-size-complex="12pt"/>
    </style:style>
    <style:style style:name="P1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4ba9f" officeooo:paragraph-rsid="0014ba9f" style:font-size-asian="10.5pt" style:font-size-complex="12pt"/>
    </style:style>
    <style:style style:name="P2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6d1dc" officeooo:paragraph-rsid="0016d1dc" style:font-size-asian="10.5pt" style:font-size-complex="12pt"/>
    </style:style>
    <style:style style:name="P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8c1b0" officeooo:paragraph-rsid="001cafde" style:font-size-asian="10.5pt" style:font-size-complex="12pt"/>
    </style:style>
    <style:style style:name="P2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aaffa" officeooo:paragraph-rsid="001aaffa" style:font-size-asian="10.5pt" style:font-size-complex="12pt"/>
    </style:style>
    <style:style style:name="P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cafde" officeooo:paragraph-rsid="00228bdd" style:font-size-asian="10.5pt" style:font-size-complex="12pt"/>
    </style:style>
    <style:style style:name="P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cafde" officeooo:paragraph-rsid="008ed35a" style:font-size-asian="10.5pt" style:font-size-complex="12pt"/>
    </style:style>
    <style:style style:name="P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eb2ae" officeooo:paragraph-rsid="001eb2ae" style:font-size-asian="10.5pt" style:font-size-complex="12pt"/>
    </style:style>
    <style:style style:name="P2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09344" officeooo:paragraph-rsid="00209344" style:font-size-asian="10.5pt" style:font-size-complex="12pt"/>
    </style:style>
    <style:style style:name="P2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7b011" officeooo:paragraph-rsid="0027b011" style:font-size-asian="10.5pt" style:font-size-complex="12pt"/>
    </style:style>
    <style:style style:name="P2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d44e0" officeooo:paragraph-rsid="002d44e0" style:font-size-asian="10.5pt" style:font-size-complex="12pt"/>
    </style:style>
    <style:style style:name="P2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2e73f2" officeooo:paragraph-rsid="002e73f2" style:font-size-asian="10.5pt" style:font-size-complex="12pt"/>
    </style:style>
    <style:style style:name="P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2f448e" officeooo:paragraph-rsid="002f448e" style:font-size-asian="10.5pt" style:font-size-complex="12pt"/>
    </style:style>
    <style:style style:name="P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2bbc0" officeooo:paragraph-rsid="0032bbc0" style:font-size-asian="10.5pt" style:font-size-complex="12pt"/>
    </style:style>
    <style:style style:name="P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68dd0" officeooo:paragraph-rsid="00368dd0" style:font-size-asian="10.5pt" style:font-size-complex="12pt"/>
    </style:style>
    <style:style style:name="P3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8e162" officeooo:paragraph-rsid="0038e162" style:font-size-asian="10.5pt" style:font-size-complex="12pt"/>
    </style:style>
    <style:style style:name="P3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8e162" officeooo:paragraph-rsid="0074e671" style:font-size-asian="10.5pt" style:font-size-complex="12pt"/>
    </style:style>
    <style:style style:name="P3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981d6" officeooo:paragraph-rsid="003981d6" style:font-size-asian="10.5pt" style:font-size-complex="12pt"/>
    </style:style>
    <style:style style:name="P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bf6c2" officeooo:paragraph-rsid="003bf6c2" style:font-size-asian="10.5pt" style:font-size-complex="12pt"/>
    </style:style>
    <style:style style:name="P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dd6be" officeooo:paragraph-rsid="003dd6be" style:font-size-asian="10.5pt" style:font-size-complex="12pt"/>
    </style:style>
    <style:style style:name="P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18016" officeooo:paragraph-rsid="00418016" style:font-size-asian="10.5pt" style:font-size-complex="12pt"/>
    </style:style>
    <style:style style:name="P3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30394" officeooo:paragraph-rsid="00430394" style:font-size-asian="10.5pt" style:font-size-complex="12pt"/>
    </style:style>
    <style:style style:name="P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467c6" officeooo:paragraph-rsid="004467c6" style:font-size-asian="10.5pt" style:font-size-complex="12pt"/>
    </style:style>
    <style:style style:name="P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4cd70" officeooo:paragraph-rsid="0044cd70" style:font-size-asian="10.5pt" style:font-size-complex="12pt"/>
    </style:style>
    <style:style style:name="P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69359" officeooo:paragraph-rsid="00469359" style:font-size-asian="10.5pt" style:font-size-complex="12pt"/>
    </style:style>
    <style:style style:name="P4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4e48b3" officeooo:paragraph-rsid="004e48b3" style:font-size-asian="10.5pt" style:font-size-complex="12pt"/>
    </style:style>
    <style:style style:name="P4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4e80d9" officeooo:paragraph-rsid="004e80d9" style:font-size-asian="10.5pt" style:font-size-complex="12pt"/>
    </style:style>
    <style:style style:name="P4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0ea59" officeooo:paragraph-rsid="0050ea59" style:font-size-asian="10.5pt" style:font-size-complex="12pt"/>
    </style:style>
    <style:style style:name="P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3df43" officeooo:paragraph-rsid="0053df43" style:font-size-asian="10.5pt" style:font-size-complex="12pt"/>
    </style:style>
    <style:style style:name="P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cd036" officeooo:paragraph-rsid="005cd036" style:font-size-asian="10.5pt" style:font-size-complex="12pt"/>
    </style:style>
    <style:style style:name="P4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e07a2" officeooo:paragraph-rsid="005e07a2" style:font-size-asian="10.5pt" style:font-size-complex="12pt"/>
    </style:style>
    <style:style style:name="P4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6a76dc" officeooo:paragraph-rsid="006a76dc" style:font-size-asian="10.5pt" style:font-size-complex="12pt"/>
    </style:style>
    <style:style style:name="P5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6f52d6" officeooo:paragraph-rsid="006f52d6" style:font-size-asian="10.5pt" style:font-size-complex="12pt"/>
    </style:style>
    <style:style style:name="P5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710072" officeooo:paragraph-rsid="00710072" style:font-size-asian="10.5pt" style:font-size-complex="12pt"/>
    </style:style>
    <style:style style:name="P5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740d69" officeooo:paragraph-rsid="00740d69" style:font-size-asian="10.5pt" style:font-size-complex="12pt"/>
    </style:style>
    <style:style style:name="P5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74e671" officeooo:paragraph-rsid="0074e671" style:font-size-asian="10.5pt" style:font-size-complex="12pt"/>
    </style:style>
    <style:style style:name="P5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7799d5" officeooo:paragraph-rsid="007799d5" style:font-size-asian="10.5pt" style:font-size-complex="12pt"/>
    </style:style>
    <style:style style:name="P5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13019" officeooo:paragraph-rsid="00813019" style:font-size-asian="10.5pt" style:font-size-complex="12pt"/>
    </style:style>
    <style:style style:name="P5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2c804" officeooo:paragraph-rsid="0082c804" style:font-size-asian="10.5pt" style:font-size-complex="12pt"/>
    </style:style>
    <style:style style:name="P5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3ad41" officeooo:paragraph-rsid="0083ad41" style:font-size-asian="10.5pt" style:font-size-complex="12pt"/>
    </style:style>
    <style:style style:name="P5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a3d20" officeooo:paragraph-rsid="004a3d20" style:font-size-asian="10.5pt" style:font-size-complex="12pt"/>
    </style:style>
    <style:style style:name="P5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6d867d" officeooo:paragraph-rsid="006d867d" style:font-size-asian="10.5pt" style:font-size-complex="12pt"/>
    </style:style>
    <style:style style:name="P6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7f216" officeooo:paragraph-rsid="0047f216" style:font-size-asian="10.5pt" style:font-size-complex="12pt"/>
    </style:style>
    <style:style style:name="P6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8f651" officeooo:paragraph-rsid="0048f651" style:font-size-asian="10.5pt" style:font-size-complex="12pt"/>
    </style:style>
    <style:style style:name="P6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6ee98" officeooo:paragraph-rsid="0086ee98" style:font-size-asian="10.5pt" style:font-size-complex="12pt"/>
    </style:style>
    <style:style style:name="P6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8bf9f" officeooo:paragraph-rsid="0088bf9f" style:font-size-asian="10.5pt" style:font-size-complex="12pt"/>
    </style:style>
    <style:style style:name="P6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bb0f6" officeooo:paragraph-rsid="008bb0f6" style:font-size-asian="10.5pt" style:font-size-complex="12pt"/>
    </style:style>
    <style:style style:name="P6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ed35a" officeooo:paragraph-rsid="008ed35a" style:font-size-asian="10.5pt" style:font-size-complex="12pt"/>
    </style:style>
    <style:style style:name="P6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916140" officeooo:paragraph-rsid="00916140" style:font-size-asian="10.5pt" style:font-size-complex="12pt"/>
    </style:style>
    <style:style style:name="P6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920167" officeooo:paragraph-rsid="00920167" style:font-size-asian="10.5pt" style:font-size-complex="12pt"/>
    </style:style>
    <style:style style:name="P6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7b011" officeooo:paragraph-rsid="0027b011" style:font-size-asian="10.5pt" style:font-size-complex="12pt"/>
    </style:style>
    <style:style style:name="P6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09344" officeooo:paragraph-rsid="00209344" style:font-size-asian="10.5pt" style:font-size-complex="12pt"/>
    </style:style>
    <style:style style:name="P7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91d28" officeooo:paragraph-rsid="00091d28" style:font-size-asian="10.5pt" style:font-size-complex="12pt"/>
    </style:style>
    <style:style style:name="P7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91d28" officeooo:paragraph-rsid="001cd62a" style:font-size-asian="10.5pt" style:font-size-complex="12pt"/>
    </style:style>
    <style:style style:name="P7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91d28" officeooo:paragraph-rsid="000d7fb8" style:font-size-asian="10.5pt" style:font-size-complex="12pt"/>
    </style:style>
    <style:style style:name="P7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0a1ab" officeooo:paragraph-rsid="0010a1ab" style:font-size-asian="10.5pt" style:font-size-complex="12pt"/>
    </style:style>
    <style:style style:name="P7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0a1ab" officeooo:paragraph-rsid="0069730c" style:font-size-asian="10.5pt" style:font-size-complex="12pt"/>
    </style:style>
    <style:style style:name="P7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f4f1e" officeooo:paragraph-rsid="000f4f1e" style:font-size-asian="10.5pt" style:font-size-complex="12pt"/>
    </style:style>
    <style:style style:name="P7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d7fb8" officeooo:paragraph-rsid="000d7fb8" style:font-size-asian="10.5pt" style:font-size-complex="12pt"/>
    </style:style>
    <style:style style:name="P7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4ba9f" officeooo:paragraph-rsid="0014ba9f" style:font-size-asian="10.5pt" style:font-size-complex="12pt"/>
    </style:style>
    <style:style style:name="P7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28715" officeooo:paragraph-rsid="00128715" style:font-size-asian="10.5pt" style:font-size-complex="12pt"/>
    </style:style>
    <style:style style:name="P7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d44e0" officeooo:paragraph-rsid="002d44e0" style:font-size-asian="10.5pt" style:font-size-complex="12pt"/>
    </style:style>
    <style:style style:name="P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ddd00" officeooo:paragraph-rsid="003ba9cc" style:font-size-asian="10.5pt" style:font-size-complex="12pt"/>
    </style:style>
    <style:style style:name="P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e73f2" officeooo:paragraph-rsid="002e73f2" style:font-size-asian="10.5pt" style:font-size-complex="12pt"/>
    </style:style>
    <style:style style:name="P8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f448e" officeooo:paragraph-rsid="002f448e" style:font-size-asian="10.5pt" style:font-size-complex="12pt"/>
    </style:style>
    <style:style style:name="P8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106a6" officeooo:paragraph-rsid="003106a6" style:font-size-asian="10.5pt" style:font-size-complex="12pt"/>
    </style:style>
    <style:style style:name="P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68dd0" officeooo:paragraph-rsid="00368dd0" style:font-size-asian="10.5pt" style:font-size-complex="12pt"/>
    </style:style>
    <style:style style:name="P8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72cf2" officeooo:paragraph-rsid="00372cf2" style:font-size-asian="10.5pt" style:font-size-complex="12pt"/>
    </style:style>
    <style:style style:name="P8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8e162" officeooo:paragraph-rsid="0038e162" style:font-size-asian="10.5pt" style:font-size-complex="12pt"/>
    </style:style>
    <style:style style:name="P8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981d6" officeooo:paragraph-rsid="003981d6" style:font-size-asian="10.5pt" style:font-size-complex="12pt"/>
    </style:style>
    <style:style style:name="P8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bf6c2" officeooo:paragraph-rsid="003bf6c2" style:font-size-asian="10.5pt" style:font-size-complex="12pt"/>
    </style:style>
    <style:style style:name="P8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dd6be" officeooo:paragraph-rsid="003dd6be" style:font-size-asian="10.5pt" style:font-size-complex="12pt"/>
    </style:style>
    <style:style style:name="P9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18016" officeooo:paragraph-rsid="00418016" style:font-size-asian="10.5pt" style:font-size-complex="12pt"/>
    </style:style>
    <style:style style:name="P9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30394" officeooo:paragraph-rsid="00430394" style:font-size-asian="10.5pt" style:font-size-complex="12pt"/>
    </style:style>
    <style:style style:name="P9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467c6" officeooo:paragraph-rsid="004467c6" style:font-size-asian="10.5pt" style:font-size-complex="12pt"/>
    </style:style>
    <style:style style:name="P9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e48b3" officeooo:paragraph-rsid="004e48b3" style:font-size-asian="10.5pt" style:font-size-complex="12pt"/>
    </style:style>
    <style:style style:name="P9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e80d9" officeooo:paragraph-rsid="004e80d9" style:font-size-asian="10.5pt" style:font-size-complex="12pt"/>
    </style:style>
    <style:style style:name="P9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fcb30" officeooo:paragraph-rsid="004fcb30" style:font-size-asian="10.5pt" style:font-size-complex="12pt"/>
    </style:style>
    <style:style style:name="P9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50ea59" officeooo:paragraph-rsid="0050ea59" style:font-size-asian="10.5pt" style:font-size-complex="12pt"/>
    </style:style>
    <style:style style:name="P9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53df43" officeooo:paragraph-rsid="0053df43" style:font-size-asian="10.5pt" style:font-size-complex="12pt"/>
    </style:style>
    <style:style style:name="P9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style:font-size-asian="10.5pt" style:font-size-complex="12pt"/>
    </style:style>
    <style:style style:name="P9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681eb8" officeooo:paragraph-rsid="00681eb8" style:font-size-asian="10.5pt" style:font-size-complex="12pt"/>
    </style:style>
    <style:style style:name="P10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6f52d6" officeooo:paragraph-rsid="006f52d6" style:font-size-asian="10.5pt" style:font-size-complex="12pt"/>
    </style:style>
    <style:style style:name="P10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710072" officeooo:paragraph-rsid="00710072" style:font-size-asian="10.5pt" style:font-size-complex="12pt"/>
    </style:style>
    <style:style style:name="P10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740d69" officeooo:paragraph-rsid="00740d69" style:font-size-asian="10.5pt" style:font-size-complex="12pt"/>
    </style:style>
    <style:style style:name="P10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74e671" officeooo:paragraph-rsid="0074e671" style:font-size-asian="10.5pt" style:font-size-complex="12pt"/>
    </style:style>
    <style:style style:name="P10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7799d5" officeooo:paragraph-rsid="007799d5" style:font-size-asian="10.5pt" style:font-size-complex="12pt"/>
    </style:style>
    <style:style style:name="P10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7f5cf2" officeooo:paragraph-rsid="007f5cf2" style:font-size-asian="10.5pt" style:font-size-complex="12pt"/>
    </style:style>
    <style:style style:name="P10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86ee98" officeooo:paragraph-rsid="0086ee98" style:font-size-asian="10.5pt" style:font-size-complex="12pt"/>
    </style:style>
    <style:style style:name="P10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88bf9f" officeooo:paragraph-rsid="0088bf9f" style:font-size-asian="10.5pt" style:font-size-complex="12pt"/>
    </style:style>
    <style:style style:name="P10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916140" officeooo:paragraph-rsid="00916140" style:font-size-asian="10.5pt" style:font-size-complex="12pt"/>
    </style:style>
    <style:style style:name="P10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officeooo:paragraph-rsid="0010a1ab"/>
    </style:style>
    <style:style style:name="P110" style:family="paragraph" style:parent-style-name="Standard">
      <style:paragraph-properties fo:margin-top="0.0398in" fo:margin-bottom="0.0398in" style:contextual-spacing="false" fo:text-align="start" style:justify-single-word="false"/>
      <style:text-properties style:font-name="Consolas" fo:font-size="16pt" fo:font-weight="bold" officeooo:rsid="00091d28" officeooo:paragraph-rsid="00209344" style:font-size-asian="16pt" style:font-weight-asian="bold" style:font-size-complex="16pt" style:font-weight-complex="bold"/>
    </style:style>
    <style:style style:name="P111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font-weight="normal" officeooo:rsid="00091d28" officeooo:paragraph-rsid="004e360b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font-weight="normal" officeooo:rsid="00091d28" officeooo:paragraph-rsid="00091d28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Consolas" fo:font-size="16pt" fo:font-weight="bold" officeooo:rsid="00091d28" officeooo:paragraph-rsid="0082f424" style:font-size-asian="16pt" style:font-weight-asian="bold" style:font-size-complex="16pt" style:font-weight-complex="bold"/>
    </style:style>
    <style:style style:name="P114" style:family="paragraph" style:parent-style-name="Standard">
      <style:paragraph-properties fo:margin-top="0.0791in" fo:margin-bottom="0.0791in" style:contextual-spacing="false" fo:text-align="start" style:justify-single-word="false"/>
      <style:text-properties style:font-name="Consolas" fo:font-size="12pt" fo:font-weight="normal" officeooo:rsid="00091d28" officeooo:paragraph-rsid="005b99e1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 fo:break-before="page"/>
      <style:text-properties style:font-name="Consolas" fo:font-size="16pt" fo:font-weight="bold" officeooo:rsid="00091d28" officeooo:paragraph-rsid="005b99e1" style:font-size-asian="16pt" style:font-weight-asian="bold" style:font-size-complex="16pt" style:font-weight-complex="bold"/>
    </style:style>
    <style:style style:name="P116" style:family="paragraph" style:parent-style-name="Standard">
      <style:paragraph-properties fo:text-align="start" style:justify-single-word="false" fo:break-before="page"/>
      <style:text-properties style:font-name="Consolas" fo:font-size="16pt" fo:font-weight="bold" officeooo:rsid="00091d28" officeooo:paragraph-rsid="0082f424" style:font-size-asian="16pt" style:font-weight-asian="bold" style:font-size-complex="16pt" style:font-weight-complex="bold"/>
    </style:style>
    <style:style style:name="P11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93ab82" officeooo:paragraph-rsid="0093ab82" style:font-size-asian="10.5pt" style:font-size-complex="12pt"/>
    </style:style>
    <style:style style:name="P11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9495ff" officeooo:paragraph-rsid="009495ff" style:font-size-asian="10.5pt" style:font-size-complex="12pt"/>
    </style:style>
    <style:style style:name="T1" style:family="text">
      <style:text-properties officeooo:rsid="000ba29b"/>
    </style:style>
    <style:style style:name="T2" style:family="text">
      <style:text-properties officeooo:rsid="000d7fb8"/>
    </style:style>
    <style:style style:name="T3" style:family="text">
      <style:text-properties officeooo:rsid="000f4f1e"/>
    </style:style>
    <style:style style:name="T4" style:family="text">
      <style:text-properties officeooo:rsid="0016d1dc"/>
    </style:style>
    <style:style style:name="T5" style:family="text">
      <style:text-properties officeooo:rsid="0018c1b0"/>
    </style:style>
    <style:style style:name="T6" style:family="text">
      <style:text-properties officeooo:rsid="001aaffa"/>
    </style:style>
    <style:style style:name="T7" style:family="text">
      <style:text-properties officeooo:rsid="001cafde"/>
    </style:style>
    <style:style style:name="T8" style:family="text">
      <style:text-properties officeooo:rsid="001cd62a"/>
    </style:style>
    <style:style style:name="T9" style:family="text">
      <style:text-properties officeooo:rsid="001eb2ae"/>
    </style:style>
    <style:style style:name="T10" style:family="text">
      <style:text-properties officeooo:rsid="00209344"/>
    </style:style>
    <style:style style:name="T11" style:family="text">
      <style:text-properties style:font-name="Courier New"/>
    </style:style>
    <style:style style:name="T12" style:family="text">
      <style:text-properties style:font-name="Courier New" officeooo:rsid="0024e2a1"/>
    </style:style>
    <style:style style:name="T13" style:family="text">
      <style:text-properties style:font-name="Courier New" officeooo:rsid="002ddd00"/>
    </style:style>
    <style:style style:name="T14" style:family="text">
      <style:text-properties style:font-name="Courier New" officeooo:rsid="00346dd4"/>
    </style:style>
    <style:style style:name="T15" style:family="text">
      <style:text-properties style:font-name="Courier New" officeooo:rsid="00372cf2"/>
    </style:style>
    <style:style style:name="T16" style:family="text">
      <style:text-properties style:font-name="Courier New" officeooo:rsid="003a3840"/>
    </style:style>
    <style:style style:name="T17" style:family="text">
      <style:text-properties style:font-name="Courier New" officeooo:rsid="006668af"/>
    </style:style>
    <style:style style:name="T18" style:family="text">
      <style:text-properties style:font-name="Courier New" officeooo:rsid="006bdabf"/>
    </style:style>
    <style:style style:name="T19" style:family="text">
      <style:text-properties style:font-name="Courier New" fo:font-size="12pt" officeooo:rsid="0072f91a" style:font-size-asian="10.5pt" style:font-size-complex="12pt"/>
    </style:style>
    <style:style style:name="T20" style:family="text">
      <style:text-properties style:font-name="Courier New" officeooo:rsid="0074e671"/>
    </style:style>
    <style:style style:name="T21" style:family="text">
      <style:text-properties style:font-name="Courier New" officeooo:rsid="0038e162"/>
    </style:style>
    <style:style style:name="T22" style:family="text">
      <style:text-properties style:font-name="Courier New" officeooo:rsid="00899e21"/>
    </style:style>
    <style:style style:name="T23" style:family="text">
      <style:text-properties officeooo:rsid="0024e2a1"/>
    </style:style>
    <style:style style:name="T24" style:family="text">
      <style:text-properties officeooo:rsid="002ddd00"/>
    </style:style>
    <style:style style:name="T25" style:family="text">
      <style:text-properties officeooo:rsid="00346dd4"/>
    </style:style>
    <style:style style:name="T26" style:family="text">
      <style:text-properties officeooo:rsid="00368dd0"/>
    </style:style>
    <style:style style:name="T27" style:family="text">
      <style:text-properties officeooo:rsid="00372cf2"/>
    </style:style>
    <style:style style:name="T28" style:family="text">
      <style:text-properties officeooo:rsid="0038e162"/>
    </style:style>
    <style:style style:name="T29" style:family="text">
      <style:text-properties officeooo:rsid="003a3840"/>
    </style:style>
    <style:style style:name="T30" style:family="text">
      <style:text-properties officeooo:rsid="003ba9cc"/>
    </style:style>
    <style:style style:name="T31" style:family="text">
      <style:text-properties officeooo:rsid="00406506"/>
    </style:style>
    <style:style style:name="T32" style:family="text">
      <style:text-properties officeooo:rsid="0044cd70"/>
    </style:style>
    <style:style style:name="T33" style:family="text">
      <style:text-properties officeooo:rsid="00469359"/>
    </style:style>
    <style:style style:name="T34" style:family="text">
      <style:text-properties officeooo:rsid="0047f216"/>
    </style:style>
    <style:style style:name="T35" style:family="text">
      <style:text-properties officeooo:rsid="0048f651"/>
    </style:style>
    <style:style style:name="T36" style:family="text">
      <style:text-properties officeooo:rsid="004a3d20"/>
    </style:style>
    <style:style style:name="T37" style:family="text">
      <style:text-properties officeooo:rsid="004e360b"/>
    </style:style>
    <style:style style:name="T38" style:family="text">
      <style:text-properties officeooo:rsid="0050ea59"/>
    </style:style>
    <style:style style:name="T39" style:family="text">
      <style:text-properties officeooo:rsid="0051bd64"/>
    </style:style>
    <style:style style:name="T40" style:family="text">
      <style:text-properties officeooo:rsid="00520d9a"/>
    </style:style>
    <style:style style:name="T41" style:family="text">
      <style:text-properties officeooo:rsid="0053df43"/>
    </style:style>
    <style:style style:name="T42" style:family="text">
      <style:text-properties officeooo:rsid="00551c2e"/>
    </style:style>
    <style:style style:name="T43" style:family="text">
      <style:text-properties officeooo:rsid="005bf58b"/>
    </style:style>
    <style:style style:name="T44" style:family="text">
      <style:text-properties officeooo:rsid="005e07a2"/>
    </style:style>
    <style:style style:name="T45" style:family="text">
      <style:text-properties officeooo:rsid="005f850b"/>
    </style:style>
    <style:style style:name="T46" style:family="text">
      <style:text-properties officeooo:rsid="006668af"/>
    </style:style>
    <style:style style:name="T47" style:family="text">
      <style:text-properties officeooo:rsid="00681eb8"/>
    </style:style>
    <style:style style:name="T48" style:family="text">
      <style:text-properties officeooo:rsid="0068381d"/>
    </style:style>
    <style:style style:name="T49" style:family="text">
      <style:text-properties officeooo:rsid="0069730c"/>
    </style:style>
    <style:style style:name="T50" style:family="text">
      <style:text-properties officeooo:rsid="0069d010"/>
    </style:style>
    <style:style style:name="T51" style:family="text">
      <style:text-properties officeooo:rsid="006a76dc"/>
    </style:style>
    <style:style style:name="T52" style:family="text">
      <style:text-properties officeooo:rsid="006bdabf"/>
    </style:style>
    <style:style style:name="T53" style:family="text">
      <style:text-properties officeooo:rsid="006d867d"/>
    </style:style>
    <style:style style:name="T54" style:family="text">
      <style:text-properties officeooo:rsid="0072f91a"/>
    </style:style>
    <style:style style:name="T55" style:family="text">
      <style:text-properties style:font-name="Consolas" fo:font-size="12pt" officeooo:rsid="0010a1ab" style:font-size-asian="10.5pt" style:font-size-complex="12pt"/>
    </style:style>
    <style:style style:name="T56" style:family="text">
      <style:text-properties style:font-name="Consolas" fo:font-size="12pt" officeooo:rsid="0072f91a" style:font-size-asian="10.5pt" style:font-size-complex="12pt"/>
    </style:style>
    <style:style style:name="T57" style:family="text">
      <style:text-properties officeooo:rsid="0074e671"/>
    </style:style>
    <style:style style:name="T58" style:family="text">
      <style:text-properties officeooo:rsid="007694f6"/>
    </style:style>
    <style:style style:name="T59" style:family="text">
      <style:text-properties officeooo:rsid="007d71c8"/>
    </style:style>
    <style:style style:name="T60" style:family="text">
      <style:text-properties officeooo:rsid="007e28e7"/>
    </style:style>
    <style:style style:name="T61" style:family="text">
      <style:text-properties officeooo:rsid="007f5cf2"/>
    </style:style>
    <style:style style:name="T62" style:family="text">
      <style:text-properties officeooo:rsid="0080f5f1"/>
    </style:style>
    <style:style style:name="T63" style:family="text">
      <style:text-properties officeooo:rsid="00813019"/>
    </style:style>
    <style:style style:name="T64" style:family="text">
      <style:text-properties officeooo:rsid="0082c804"/>
    </style:style>
    <style:style style:name="T65" style:family="text">
      <style:text-properties officeooo:rsid="0083ad41"/>
    </style:style>
    <style:style style:name="T66" style:family="text">
      <style:text-properties officeooo:rsid="00899e21"/>
    </style:style>
    <style:style style:name="T67" style:family="text">
      <style:text-properties officeooo:rsid="008b8dca"/>
    </style:style>
    <style:style style:name="T68" style:family="text">
      <style:text-properties officeooo:rsid="008bb0f6"/>
    </style:style>
    <style:style style:name="T69" style:family="text">
      <style:text-properties officeooo:rsid="009495ff"/>
    </style:style>
    <style:style style:name="T70" style:family="text">
      <style:text-properties style:font-name="Courier New"/>
    </style:style>
    <style:style style:name="T71" style:family="text">
      <style:text-properties style:font-name="Consola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LIBASIC Language Manual</text:p>
      <text:p text:style-name="P4"/>
      <text:p text:style-name="P8">Commands:</text:p>
      <text:p text:style-name="P112"/>
      <table:table table:name="Table1" table:style-name="Table1">
        <table:table-column table:style-name="Table1.A"/>
        <table:table-column table:style-name="Table1.B"/>
        <table:table-row table:style-name="TableLine94673630073184">
          <table:table-cell table:style-name="Table1.A1" office:value-type="string">
            <text:p text:style-name="P105">CALL FILENAME$</text:p>
          </table:table-cell>
          <table:table-cell table:style-name="Table1.B1" office:value-type="string">
            <text:p text:style-name="P15">Opens and runs <text:span text:style-name="T11">FILENAME$</text:span> <text:span text:style-name="T61">in the current session.</text:span></text:p>
          </table:table-cell>
        </table:table-row>
        <table:table-row table:style-name="TableLine94673630429712">
          <table:table-cell table:style-name="Table1.A2" office:value-type="string">
            <text:p text:style-name="P99"><text:span text:style-name="T48">{</text:span>CHDIR<text:span text:style-name="T48">|CD}</text:span> DIR$</text:p>
          </table:table-cell>
          <table:table-cell table:style-name="Table1.B2" office:value-type="string">
            <text:p text:style-name="P10">C<text:span text:style-name="T46">hanges the current directory to </text:span><text:span text:style-name="T17">DIR$</text:span><text:span text:style-name="T46">.</text:span></text:p>
          </table:table-cell>
        </table:table-row>
        <table:table-row table:style-name="TableLine94673630565568">
          <table:table-cell table:style-name="Table1.A2" office:value-type="string">
            <text:p text:style-name="P70">CLS [COLOR]</text:p>
          </table:table-cell>
          <table:table-cell table:style-name="Table1.B2" office:value-type="string">
            <text:p text:style-name="P9">Clears the screen with optional color.</text:p>
          </table:table-cell>
        </table:table-row>
        <table:table-row table:style-name="TableLine94673630566112">
          <table:table-cell table:style-name="Table1.A2" office:value-type="string">
            <text:p text:style-name="P70">COLOR {FGC, <text:span text:style-name="T1">[BGC]|[FGC], BGC}</text:span></text:p>
          </table:table-cell>
          <table:table-cell table:style-name="Table1.B2" office:value-type="string">
            <text:p text:style-name="P12">Sets the foreground color to <text:span text:style-name="T11">FGC</text:span> and the background color to <text:span text:style-name="T11">BGC</text:span>.</text:p>
          </table:table-cell>
        </table:table-row>
        <table:table-row table:style-name="TableLine94673630566768">
          <table:table-cell table:style-name="Table1.A2" office:value-type="string">
            <text:p text:style-name="P99"><text:span text:style-name="T52">DEL</text:span> <text:span text:style-name="T52">{VAR</text:span>$<text:span text:style-name="T52">|VAR}</text:span></text:p>
          </table:table-cell>
          <table:table-cell table:style-name="Table1.B2" office:value-type="string">
            <text:p text:style-name="P11"><text:span text:style-name="T52">Deletes the variable</text:span><text:span text:style-name="T46"> </text:span><text:span text:style-name="T18">VAR</text:span><text:span text:style-name="T17">$ </text:span><text:span text:style-name="T52">or </text:span><text:span text:style-name="T18">VAR</text:span><text:span text:style-name="T46">.</text:span></text:p>
          </table:table-cell>
        </table:table-row>
        <table:table-row table:style-name="TableLine94673630566768">
          <table:table-cell table:style-name="Table1.A2" office:value-type="string">
            <text:p text:style-name="P117">DIM {VAR$|VAR}, MAX, <text:span text:style-name="T69">{INIT$|INIT}</text:span></text:p>
          </table:table-cell>
          <table:table-cell table:style-name="Table1.B2" office:value-type="string">
            <text:p text:style-name="P118">Makes an array with the max index being <text:span text:style-name="T11">MAX</text:span><text:span text:style-name="T71"> and the initial value for each element being </text:span><text:span text:style-name="T11">INIT</text:span><text:span text:style-name="T71">/</text:span><text:span text:style-name="T11">INIT$</text:span><text:span text:style-name="T71">.</text:span></text:p>
          </table:table-cell>
        </table:table-row>
        <table:table-row table:style-name="TableLine94673630567424">
          <table:table-cell table:style-name="Table1.A2" office:value-type="string">
            <text:p text:style-name="P102">FILES</text:p>
          </table:table-cell>
          <table:table-cell table:style-name="Table1.B2" office:value-type="string">
            <text:p text:style-name="P52">List the files and directories in the current directory.</text:p>
          </table:table-cell>
        </table:table-row>
        <table:table-row table:style-name="TableLine94673630568032">
          <table:table-cell table:style-name="Table1.A2" office:value-type="string">
            <text:p text:style-name="P76">EXIT [CODE]</text:p>
          </table:table-cell>
          <table:table-cell table:style-name="Table1.B2" office:value-type="string">
            <text:p text:style-name="P13">Exits with <text:span text:style-name="T11">CODE</text:span> <text:span text:style-name="T23">(or 0 if </text:span><text:span text:style-name="T12">CODE</text:span> <text:span text:style-name="T23">is </text:span><text:span text:style-name="T67">not supplied</text:span><text:span text:style-name="T23">)</text:span>.</text:p>
          </table:table-cell>
        </table:table-row>
        <table:table-row table:style-name="TableLine94673630568768">
          <table:table-cell table:style-name="Table1.A2" office:value-type="string">
            <text:p text:style-name="P72"><text:span text:style-name="T2">LOCATE</text:span> {<text:span text:style-name="T2">X</text:span>, <text:span text:style-name="T1">[</text:span><text:span text:style-name="T2">Y</text:span><text:span text:style-name="T1">]|[</text:span><text:span text:style-name="T2">X</text:span><text:span text:style-name="T1">], </text:span><text:span text:style-name="T2">Y</text:span><text:span text:style-name="T1">}</text:span></text:p>
          </table:table-cell>
          <table:table-cell table:style-name="Table1.B2" office:value-type="string">
            <text:p text:style-name="P12">Moves the cursor to <text:span text:style-name="T11">X</text:span>, <text:span text:style-name="T11">Y</text:span>.</text:p>
          </table:table-cell>
        </table:table-row>
        <table:table-row table:style-name="TableLine94673630569584">
          <table:table-cell table:style-name="Table1.A2" office:value-type="string">
            <text:p text:style-name="P78">PRINT <text:span text:style-name="T2">[{STRING$|NUMBER}</text:span>{<text:span text:style-name="T2">,</text:span>|;} <text:span text:style-name="T2">...]</text:span></text:p>
          </table:table-cell>
          <table:table-cell table:style-name="Table1.B2" office:value-type="string">
            <text:p text:style-name="P18">Prints text on the screen, ‘;’ means print without newline and ‘,’ means print tab.</text:p>
          </table:table-cell>
        </table:table-row>
        <table:table-row table:style-name="TableLine94673630570592">
          <table:table-cell table:style-name="Table1.A2" office:value-type="string">
            <text:p text:style-name="P76">PUT [{STRING$|NUMBER} ...]</text:p>
          </table:table-cell>
          <table:table-cell table:style-name="Table1.B2" office:value-type="string">
            <text:p text:style-name="P12">Puts <text:span text:style-name="T11">STRING$</text:span> or <text:span text:style-name="T11">NUMBER</text:span> on the terminal.</text:p>
          </table:table-cell>
        </table:table-row>
        <table:table-row table:style-name="TableLine94673630571408">
          <table:table-cell table:style-name="Table1.A2" office:value-type="string">
            <text:p text:style-name="P77">QUIT [CODE]</text:p>
          </table:table-cell>
          <table:table-cell table:style-name="Table1.B2" office:value-type="string">
            <text:p text:style-name="P19">Refer to ‘EXIT’.</text:p>
          </table:table-cell>
        </table:table-row>
        <table:table-row table:style-name="TableLine94673630572224">
          <table:table-cell table:style-name="Table1.A2" office:value-type="string">
            <text:p text:style-name="P70">RESETTIMER</text:p>
          </table:table-cell>
          <table:table-cell table:style-name="Table1.B2" office:value-type="string">
            <text:p text:style-name="P14">Resets the timer.</text:p>
          </table:table-cell>
        </table:table-row>
        <table:table-row table:style-name="TableLine94673630573040">
          <table:table-cell table:style-name="Table1.A2" office:value-type="string">
            <text:p text:style-name="P70">RUN <text:span text:style-name="T3">FILENAME$</text:span></text:p>
          </table:table-cell>
          <table:table-cell table:style-name="Table1.B2" office:value-type="string">
            <text:p text:style-name="P16"><text:span text:style-name="T62">R</text:span>uns <text:span text:style-name="T11">FILENAME$</text:span> <text:span text:style-name="T61">in </text:span><text:span text:style-name="T62">a new</text:span><text:span text:style-name="T61"> session.</text:span></text:p>
          </table:table-cell>
        </table:table-row>
        <table:table-row table:style-name="TableLine94673630573856">
          <table:table-cell table:style-name="Table1.A2" office:value-type="string">
            <text:p text:style-name="P75">{<text:span text:style-name="T47">{</text:span>SET<text:span text:style-name="T47">|LET}</text:span> {VAR$|VAR}, {STRING$<text:span text:style-name="T49">|</text:span>NUMBER}|{VAR$|VAR} = {STRING$|NUMBER}}</text:p>
          </table:table-cell>
          <table:table-cell table:style-name="Table1.B2" office:value-type="string">
            <text:p text:style-name="P17">Sets the variable <text:span text:style-name="T11">VAR$</text:span> or <text:span text:style-name="T11">VAR</text:span> to <text:span text:style-name="T11">STRING$</text:span> or <text:span text:style-name="T11">NUMBER</text:span>.</text:p>
          </table:table-cell>
        </table:table-row>
        <table:table-row table:style-name="TableLine94673630574672">
          <table:table-cell table:style-name="Table1.A2" office:value-type="string">
            <text:p text:style-name="P73"><text:span text:style-name="T48">{</text:span>SH<text:span text:style-name="T48">|EXEC}</text:span> COMMAND$</text:p>
          </table:table-cell>
          <table:table-cell table:style-name="Table1.B2" office:value-type="string">
            <text:p text:style-name="P17">Runs <text:span text:style-name="T13">COMMAND$</text:span> in sh on Linux and Command Prompt on Windows</text:p>
          </table:table-cell>
        </table:table-row>
        <table:table-row table:style-name="TableLine94673630575488">
          <table:table-cell table:style-name="Table1.A2" office:value-type="string">
            <text:p text:style-name="P74"><text:span text:style-name="T49">{</text:span>SRAND<text:span text:style-name="T49">|</text:span>SRND<text:span text:style-name="T49">}</text:span> SEED</text:p>
          </table:table-cell>
          <table:table-cell table:style-name="Table1.B2" office:value-type="string">
            <text:p text:style-name="P17">Seeds the random number generator with <text:span text:style-name="T11">SEED</text:span>.</text:p>
          </table:table-cell>
        </table:table-row>
        <table:table-row table:style-name="TableLine94673630576304">
          <table:table-cell table:style-name="Table1.A2" office:value-type="string">
            <text:p text:style-name="P73">WAIT SEC</text:p>
          </table:table-cell>
          <table:table-cell table:style-name="Table1.B2" office:value-type="string">
            <text:p text:style-name="P17">Waits for <text:span text:style-name="T11">SEC</text:span> seconds.</text:p>
          </table:table-cell>
        </table:table-row>
        <table:table-row table:style-name="TableLine94673630577120">
          <table:table-cell table:style-name="Table1.A2" office:value-type="string">
            <text:p text:style-name="P73">WAITMS MSEC</text:p>
          </table:table-cell>
          <table:table-cell table:style-name="Table1.B2" office:value-type="string">
            <text:p text:style-name="P17">Waits for <text:span text:style-name="T11">MSEC</text:span> milliseconds.</text:p>
          </table:table-cell>
        </table:table-row>
        <table:table-row table:style-name="TableLine94673630577936">
          <table:table-cell table:style-name="Table1.A2" office:value-type="string">
            <text:p text:style-name="P73">WAITUS USEC</text:p>
          </table:table-cell>
          <table:table-cell table:style-name="Table1.B2" office:value-type="string">
            <text:p text:style-name="P17">Waits for <text:span text:style-name="T11">USEC</text:span> microseconds.</text:p>
          </table:table-cell>
        </table:table-row>
        <table:table-row table:style-name="TableLine94673630578752">
          <table:table-cell table:style-name="Table1.A2" office:value-type="string">
            <text:p text:style-name="P73">_<text:span text:style-name="T51">AUTO</text:span><text:span text:style-name="T60">CMD</text:span><text:span text:style-name="T51">HIST</text:span></text:p>
          </table:table-cell>
          <table:table-cell table:style-name="Table1.B2" office:value-type="string">
            <text:p text:style-name="P49">Enables automatic history saving (saves to <text:soft-page-break/>‘<text:span text:style-name="T11">.clibasic_history</text:span>’ to the user’s home directory, remove this file to disable this feature).</text:p>
          </table:table-cell>
        </table:table-row>
        <table:table-row table:style-name="TableLine94673630579568">
          <table:table-cell table:style-name="Table1.A2" office:value-type="string">
            <text:p text:style-name="P70">_DEBUGOFF</text:p>
          </table:table-cell>
          <table:table-cell table:style-name="Table1.B2" office:value-type="string">
            <text:p text:style-name="P20">Disables the printing of debug text.</text:p>
          </table:table-cell>
        </table:table-row>
        <table:table-row table:style-name="TableLine94673630580384">
          <table:table-cell table:style-name="Table1.A2" office:value-type="string">
            <text:p text:style-name="P70">_DEBUGO<text:span text:style-name="T4">N</text:span></text:p>
          </table:table-cell>
          <table:table-cell table:style-name="Table1.B2" office:value-type="string">
            <text:p text:style-name="P20">Enables the printing of debug text.</text:p>
          </table:table-cell>
        </table:table-row>
        <table:table-row table:style-name="TableLine94673630581200">
          <table:table-cell table:style-name="Table1.A2" office:value-type="string">
            <text:p text:style-name="P70">_LOADCMDH<text:span text:style-name="T51">I</text:span>ST <text:span text:style-name="T5">FILENAME$</text:span></text:p>
          </table:table-cell>
          <table:table-cell table:style-name="Table1.B2" office:value-type="string">
            <text:p text:style-name="P21"><text:span text:style-name="T7">Load</text:span>s the command history <text:span text:style-name="T7">from</text:span> <text:span text:style-name="T11">FILENAME$</text:span>.</text:p>
          </table:table-cell>
        </table:table-row>
        <table:table-row table:style-name="TableLine94673630582016">
          <table:table-cell table:style-name="Table1.A2" office:value-type="string">
            <text:p text:style-name="P70">_PROMPT <text:span text:style-name="T6">STRING$</text:span></text:p>
          </table:table-cell>
          <table:table-cell table:style-name="Table1.B2" office:value-type="string">
            <text:p text:style-name="P22">Sets the prompt string to solve to <text:span text:style-name="T11">STRING$</text:span>.</text:p>
          </table:table-cell>
        </table:table-row>
        <table:table-row table:style-name="TableLine94673630582832">
          <table:table-cell table:style-name="Table1.A2" office:value-type="string">
            <text:p text:style-name="P73">_<text:span text:style-name="T54">PROMPTTAB WIDTH</text:span></text:p>
          </table:table-cell>
          <table:table-cell table:style-name="Table1.B2" office:value-type="string">
            <text:p text:style-name="P109"><text:span text:style-name="T56">Sets the prompt tab width to</text:span><text:span text:style-name="T55"> </text:span><text:span text:style-name="T19">WIDTH</text:span><text:span text:style-name="T55">.</text:span></text:p>
          </table:table-cell>
        </table:table-row>
        <table:table-row table:style-name="TableLine94673630583648">
          <table:table-cell table:style-name="Table1.A2" office:value-type="string">
            <text:p text:style-name="P70">_<text:span text:style-name="T64">RESETTITLE</text:span></text:p>
          </table:table-cell>
          <table:table-cell table:style-name="Table1.B2" office:value-type="string">
            <text:p text:style-name="P56">Resets the terminal title.</text:p>
          </table:table-cell>
        </table:table-row>
        <table:table-row table:style-name="TableLine94673630584464">
          <table:table-cell table:style-name="Table1.A2" office:value-type="string">
            <text:p text:style-name="P70">_SAVECMDH<text:span text:style-name="T51">I</text:span>ST <text:span text:style-name="T7">FILENAME$</text:span></text:p>
          </table:table-cell>
          <table:table-cell table:style-name="Table1.B2" office:value-type="string">
            <text:p text:style-name="P21">Saves the command history to <text:span text:style-name="T11">FILENAME$</text:span>.</text:p>
          </table:table-cell>
        </table:table-row>
        <table:table-row table:style-name="TableLine94673630585280">
          <table:table-cell table:style-name="Table1.A2" office:value-type="string">
            <text:p text:style-name="P71">_SHATTRIB <text:span text:style-name="T7">{ATTRIB$|ATTRIB}, {VALUE$</text:span><text:span text:style-name="T49">|</text:span><text:span text:style-name="T7">VALUE}</text:span></text:p>
          </table:table-cell>
          <table:table-cell table:style-name="Table1.B2" office:value-type="string">
            <text:p text:style-name="P23">Sets the ‘<text:span text:style-name="T8">SH’</text:span> attribute <text:span text:style-name="T11">ATTRIB$</text:span> or <text:span text:style-name="T11">ATTRIB</text:span> to <text:span text:style-name="T11">VALUE$</text:span> or <text:span text:style-name="T11">VALUE</text:span>.</text:p>
          </table:table-cell>
        </table:table-row>
        <table:table-row table:style-name="TableLine94673630586096">
          <table:table-cell table:style-name="Table1.A2" office:value-type="string">
            <text:p text:style-name="P70">_<text:span text:style-name="T63">TITLE STRING$</text:span></text:p>
          </table:table-cell>
          <table:table-cell table:style-name="Table1.B2" office:value-type="string">
            <text:p text:style-name="P55">Sets the terminal title to <text:span text:style-name="T11">STRING$</text:span>.</text:p>
          </table:table-cell>
        </table:table-row>
        <table:table-row table:style-name="TableLine94673630586912">
          <table:table-cell table:style-name="Table1.A2" office:value-type="string">
            <text:p text:style-name="P70">_TXTATTRIB <text:span text:style-name="T7">{ATTRIB$|ATTRIB}, {VALUE$, VALUE}</text:span></text:p>
          </table:table-cell>
          <table:table-cell table:style-name="Table1.B2" office:value-type="string">
            <text:p text:style-name="P24">Sets the text attribute <text:span text:style-name="T11">ATTRIB$</text:span> or <text:span text:style-name="T11">ATTRIB</text:span> to <text:span text:style-name="T11">VALUE$</text:span> or <text:span text:style-name="T11">VALUE</text:span>.</text:p>
            <text:p text:style-name="P65">Available attributes:<text:line-break/>0/RESET<text:line-break/>1/BOLD<text:line-break/>2/ITALIC<text:line-break/>3/UNDERLINE<text:line-break/>4/DBL_UNDERLINE/DOUBLE_UNDERLINE<text:line-break/>5/SQG_UNDERLINE/SQUIGGLY_UNDERLINE<text:line-break/>6/STRIKETROUGH<text:line-break/>7/OVERLINE<text:line-break/>8/DIM<text:line-break/>9/BLINK<text:line-break/>10/HIDDEN<text:line-break/>11/REVERSE<text:line-break/>12/UNDERLINE_COLOR<text:line-break/>13/FGC<text:line-break/>14/BGC</text:p>
          </table:table-cell>
        </table:table-row>
        <table:table-row table:style-name="TableLine94673630587728">
          <table:table-cell table:style-name="Table1.A2" office:value-type="string">
            <text:p text:style-name="P70">_TXTLOCK</text:p>
          </table:table-cell>
          <table:table-cell table:style-name="Table1.B2" office:value-type="string">
            <text:p text:style-name="P25">Stops the keyboard from echoing on the terminal.</text:p>
          </table:table-cell>
        </table:table-row>
        <table:table-row table:style-name="TableLine94673630588576">
          <table:table-cell table:style-name="Table1.A2" office:value-type="string">
            <text:p text:style-name="P70">_<text:span text:style-name="T9">TXTUNLOCK</text:span></text:p>
          </table:table-cell>
          <table:table-cell table:style-name="Table1.B2" office:value-type="string">
            <text:p text:style-name="P25">Undoes the effect of ‘_TXTLOCK’.</text:p>
          </table:table-cell>
        </table:table-row>
      </table:table>
      <text:p text:style-name="P110"/>
      <text:p text:style-name="P5"><text:span text:style-name="T10">Function</text:span>s:</text:p>
      <text:p text:style-name="P112"/>
      <table:table table:name="Table2" table:style-name="Table2">
        <table:table-column table:style-name="Table2.A"/>
        <table:table-column table:style-name="Table2.B"/>
        <text:soft-page-break/>
        <table:table-row table:style-name="TableLine94673713722832">
          <table:table-cell table:style-name="Table2.A1" office:value-type="string">
            <text:p text:style-name="P69">ASC(STRING$, [POSITION])</text:p>
          </table:table-cell>
          <table:table-cell table:style-name="Table2.B1" office:value-type="string">
            <text:p text:style-name="P26">Returns the ASCII code of character <text:span text:style-name="T11">POSITION</text:span> <text:span text:style-name="T57">(starting </text:span><text:span text:style-name="T58">at and defaulting if not specified to</text:span><text:span text:style-name="T57"> zero)</text:span> of <text:span text:style-name="T11">STRING$</text:span>.</text:p>
          </table:table-cell>
        </table:table-row>
        <table:table-row table:style-name="TableLine94673628841376">
          <table:table-cell table:style-name="Table2.A2" office:value-type="string">
            <text:p text:style-name="P69">BGC()</text:p>
          </table:table-cell>
          <table:table-cell table:style-name="Table2.B2" office:value-type="string">
            <text:p text:style-name="P26">Returns the current background color.</text:p>
          </table:table-cell>
        </table:table-row>
        <table:table-row table:style-name="TableLine94673705763136">
          <table:table-cell table:style-name="Table2.A2" office:value-type="string">
            <text:p text:style-name="P100"><text:span text:style-name="T59">{</text:span>CHDIR<text:span text:style-name="T59">|CD}</text:span>(DIR$)</text:p>
          </table:table-cell>
          <table:table-cell table:style-name="Table2.B2" office:value-type="string">
            <text:p text:style-name="P50">Attempts to change <text:span text:style-name="T46">the current directory to </text:span><text:span text:style-name="T17">DIR$</text:span><text:span text:style-name="T46"> </text:span>and returns 0 on success and an error code on failure (the error code is taken directly from the C variable ‘<text:span text:style-name="T11">errno</text:span>’ set by the C ‘<text:span text:style-name="T11">chdir()</text:span>’ function).</text:p>
          </table:table-cell>
        </table:table-row>
        <table:table-row table:style-name="TableLine94673705380432">
          <table:table-cell table:style-name="Table2.A2" office:value-type="string">
            <text:p text:style-name="P69">CHR$(CODE)</text:p>
          </table:table-cell>
          <table:table-cell table:style-name="Table2.B2" office:value-type="string">
            <text:p text:style-name="P26">Returns ASCII character <text:span text:style-name="T11">CODE</text:span>.</text:p>
          </table:table-cell>
        </table:table-row>
        <table:table-row table:style-name="TableLine94673713046400">
          <table:table-cell table:style-name="Table2.A2" office:value-type="string">
            <text:p text:style-name="P101">CWD$()</text:p>
          </table:table-cell>
          <table:table-cell table:style-name="Table2.B2" office:value-type="string">
            <text:p text:style-name="P51">Returns the current working directory.</text:p>
          </table:table-cell>
        </table:table-row>
        <table:table-row table:style-name="TableLine94673628818832">
          <table:table-cell table:style-name="Table2.A2" office:value-type="string">
            <text:p text:style-name="P68">CINT(NUMBER)</text:p>
          </table:table-cell>
          <table:table-cell table:style-name="Table2.B2" office:value-type="string">
            <text:p text:style-name="P27">R<text:span text:style-name="T26">eturn</text:span>s <text:span text:style-name="T11">NUMBER</text:span> <text:span text:style-name="T26">rounded</text:span>.</text:p>
          </table:table-cell>
        </table:table-row>
        <table:table-row table:style-name="TableLine94673628800896">
          <table:table-cell table:style-name="Table2.A2" office:value-type="string">
            <text:p text:style-name="P68">COS(NUMBER)</text:p>
          </table:table-cell>
          <table:table-cell table:style-name="Table2.B2" office:value-type="string">
            <text:p text:style-name="P27">Returns the cosine of <text:span text:style-name="T11">NUMBER</text:span>.</text:p>
          </table:table-cell>
        </table:table-row>
        <table:table-row table:style-name="TableLine94673630644864">
          <table:table-cell table:style-name="Table2.A2" office:value-type="string">
            <text:p text:style-name="P68">COSH(NUMBER)</text:p>
          </table:table-cell>
          <table:table-cell table:style-name="Table2.B2" office:value-type="string">
            <text:p text:style-name="P27">Returns the hyperbolic cosine of <text:span text:style-name="T11">NUMBER</text:span>.</text:p>
          </table:table-cell>
        </table:table-row>
        <table:table-row table:style-name="TableLine94673713490976">
          <table:table-cell table:style-name="Table2.A2" office:value-type="string">
            <text:p text:style-name="P79">CURX()</text:p>
          </table:table-cell>
          <table:table-cell table:style-name="Table2.B2" office:value-type="string">
            <text:p text:style-name="P28">Returns the X position of the cursor.</text:p>
          </table:table-cell>
        </table:table-row>
        <table:table-row table:style-name="TableLine94673630430816">
          <table:table-cell table:style-name="Table2.A2" office:value-type="string">
            <text:p text:style-name="P79">CURY()</text:p>
          </table:table-cell>
          <table:table-cell table:style-name="Table2.B2" office:value-type="string">
            <text:p text:style-name="P28">Returns the Y position of the cursor.</text:p>
          </table:table-cell>
        </table:table-row>
        <table:table-row table:style-name="TableLine94673667434512">
          <table:table-cell table:style-name="Table2.A2" office:value-type="string">
            <text:p text:style-name="P81">EXP(NUMBER)</text:p>
          </table:table-cell>
          <table:table-cell table:style-name="Table2.B2" office:value-type="string">
            <text:p text:style-name="P29">Returns the exponent of <text:span text:style-name="T11">NUMBER</text:span>.</text:p>
          </table:table-cell>
        </table:table-row>
        <table:table-row table:style-name="TableLine94673628799696">
          <table:table-cell table:style-name="Table2.A2" office:value-type="string">
            <text:p text:style-name="P104">FILES$()</text:p>
          </table:table-cell>
          <table:table-cell table:style-name="Table2.B2" office:value-type="string">
            <text:p text:style-name="P54">Returns a list of the files in the directory.</text:p>
          </table:table-cell>
        </table:table-row>
        <table:table-row table:style-name="TableLine94673628800240">
          <table:table-cell table:style-name="Table2.A2" office:value-type="string">
            <text:p text:style-name="P81">FGC()</text:p>
          </table:table-cell>
          <table:table-cell table:style-name="Table2.B2" office:value-type="string">
            <text:p text:style-name="P29">Returns the current foreground color.</text:p>
          </table:table-cell>
        </table:table-row>
        <table:table-row table:style-name="TableLine94673713042272">
          <table:table-cell table:style-name="Table2.A2" office:value-type="string">
            <text:p text:style-name="P108">HEIGHT()</text:p>
          </table:table-cell>
          <table:table-cell table:style-name="Table2.B2" office:value-type="string">
            <text:p text:style-name="P66">Returns the height of the terminal.</text:p>
          </table:table-cell>
        </table:table-row>
        <table:table-row table:style-name="TableLine94673628831200">
          <table:table-cell table:style-name="Table2.A2" office:value-type="string">
            <text:p text:style-name="P106">HEX$(NUMBER)</text:p>
          </table:table-cell>
          <table:table-cell table:style-name="Table2.B2" office:value-type="string">
            <text:p text:style-name="P62">Returns the hexadecimal version of <text:span text:style-name="T11">NUMBER</text:span>.</text:p>
          </table:table-cell>
        </table:table-row>
        <table:table-row table:style-name="TableLine94673628835440">
          <table:table-cell table:style-name="Table2.A2" office:value-type="string">
            <text:p text:style-name="P82">INKEY$()</text:p>
          </table:table-cell>
          <table:table-cell table:style-name="Table2.B2" office:value-type="string">
            <text:p text:style-name="P30">Returns a character from the terminal.</text:p>
          </table:table-cell>
        </table:table-row>
        <table:table-row table:style-name="TableLine94673628823072">
          <table:table-cell table:style-name="Table2.A2" office:value-type="string">
            <text:p text:style-name="P83">INPUT$(PROMPT$)</text:p>
          </table:table-cell>
          <table:table-cell table:style-name="Table2.B2" office:value-type="string">
            <text:p text:style-name="P31">Returns a string after prompting for <text:span text:style-name="T11">PROMPT$</text:span> (asks “?: ” <text:span text:style-name="T25">if </text:span><text:span text:style-name="T14">PROMPT$</text:span><text:span text:style-name="T25"> is not </text:span><text:span text:style-name="T67">supplied</text:span>).</text:p>
          </table:table-cell>
        </table:table-row>
        <table:table-row table:style-name="TableLine94673628823920">
          <table:table-cell table:style-name="Table2.A2" office:value-type="string">
            <text:p text:style-name="P84">INT(NUMBER)</text:p>
          </table:table-cell>
          <table:table-cell table:style-name="Table2.B2" office:value-type="string">
            <text:p text:style-name="P32">Returns <text:span text:style-name="T11">NUMBER</text:span> rounded down. </text:p>
          </table:table-cell>
        </table:table-row>
        <table:table-row table:style-name="TableLine94673628826112">
          <table:table-cell table:style-name="Table2.A2" office:value-type="string">
            <text:p text:style-name="P86">LCASE$(STRING$)</text:p>
          </table:table-cell>
          <table:table-cell table:style-name="Table2.B2" office:value-type="string">
            <text:p text:style-name="P33">Returns the lower-case version of <text:span text:style-name="T11">STRING$</text:span>.</text:p>
          </table:table-cell>
        </table:table-row>
        <table:table-row table:style-name="TableLine94673712602416">
          <table:table-cell table:style-name="Table2.A2" office:value-type="string">
            <text:p text:style-name="P86">LEN(STRING$)</text:p>
          </table:table-cell>
          <table:table-cell table:style-name="Table2.B2" office:value-type="string">
            <text:p text:style-name="P33">Returns the length of <text:span text:style-name="T11">STRING$</text:span>.</text:p>
          </table:table-cell>
        </table:table-row>
        <table:table-row table:style-name="TableLine94673713747184">
          <table:table-cell table:style-name="Table2.A2" office:value-type="string">
            <text:p text:style-name="P103">LINE$(LINE, STRING$)</text:p>
          </table:table-cell>
          <table:table-cell table:style-name="Table2.B2" office:value-type="string">
            <text:p text:style-name="P34">Returns <text:span text:style-name="T57">line</text:span> <text:span text:style-name="T20">LINE</text:span> <text:span text:style-name="T57">(starting at zero) </text:span>of <text:span text:style-name="T11">STRING$</text:span>. </text:p>
          </table:table-cell>
        </table:table-row>
        <table:table-row table:style-name="TableLine94673713764432">
          <table:table-cell table:style-name="Table2.A2" office:value-type="string">
            <text:p text:style-name="P103">LINES(STRING$)</text:p>
          </table:table-cell>
          <table:table-cell table:style-name="Table2.B2" office:value-type="string">
            <text:p text:style-name="P53">Returns <text:span text:style-name="T28">the </text:span>line count<text:span text:style-name="T28"> of </text:span><text:span text:style-name="T21">STRING$</text:span><text:span text:style-name="T28">.</text:span></text:p>
          </table:table-cell>
        </table:table-row>
        <text:soft-page-break/>
        <table:table-row table:style-name="TableLine94673713766384">
          <table:table-cell table:style-name="Table2.A2" office:value-type="string">
            <text:p text:style-name="P84">LOG(NUMBER)</text:p>
          </table:table-cell>
          <table:table-cell table:style-name="Table2.B2" office:value-type="string">
            <text:p text:style-name="P32">Retu<text:span text:style-name="T27">r</text:span>ns <text:span text:style-name="T27">the </text:span><text:span text:style-name="T28">natural</text:span><text:span text:style-name="T27"> logarithm of </text:span><text:span text:style-name="T15">NUMBER.</text:span></text:p>
          </table:table-cell>
        </table:table-row>
        <table:table-row table:style-name="TableLine94673713751504">
          <table:table-cell table:style-name="Table2.A2" office:value-type="string">
            <text:p text:style-name="P85">LOG10(NUMBER)</text:p>
          </table:table-cell>
          <table:table-cell table:style-name="Table2.B2" office:value-type="string">
            <text:p text:style-name="P33">Returns the common logarithm if <text:span text:style-name="T11">NUMBER</text:span>.</text:p>
          </table:table-cell>
        </table:table-row>
        <table:table-row table:style-name="TableLine94673692910240">
          <table:table-cell table:style-name="Table2.A2" office:value-type="string">
            <text:p text:style-name="P87">MOD(NUMBER)</text:p>
          </table:table-cell>
          <table:table-cell table:style-name="Table2.B2" office:value-type="string">
            <text:p text:style-name="P35">Returns the modulus of <text:span text:style-name="T11">NUMBER</text:span>.</text:p>
          </table:table-cell>
        </table:table-row>
        <table:table-row table:style-name="TableLine94673667539152">
          <table:table-cell table:style-name="Table2.A2" office:value-type="string">
            <text:p text:style-name="P107">OCT$(NUMBER)</text:p>
          </table:table-cell>
          <table:table-cell table:style-name="Table2.B2" office:value-type="string">
            <text:p text:style-name="P63">Returns the octal version of <text:span text:style-name="T11">NUMBER</text:span>.</text:p>
          </table:table-cell>
        </table:table-row>
        <table:table-row table:style-name="TableLine94673712819984">
          <table:table-cell table:style-name="Table2.A2" office:value-type="string">
            <text:p text:style-name="P87">PI()</text:p>
          </table:table-cell>
          <table:table-cell table:style-name="Table2.B2" office:value-type="string">
            <text:p text:style-name="P35">Returns Pi.</text:p>
          </table:table-cell>
        </table:table-row>
        <table:table-row table:style-name="TableLine94673633629216">
          <table:table-cell table:style-name="Table2.A2" office:value-type="string">
            <text:p text:style-name="P87"><text:span text:style-name="T50">{</text:span>RAND<text:span text:style-name="T50">|RND}</text:span>({MAX|MIN, MAX})</text:p>
          </table:table-cell>
          <table:table-cell table:style-name="Table2.B2" office:value-type="string">
            <text:p text:style-name="P35">Returns a random number <text:span text:style-name="T29">from </text:span><text:span text:style-name="T16">MIN</text:span><text:span text:style-name="T29"> (0 if </text:span><text:span text:style-name="T16">MIN</text:span><text:span text:style-name="T29"> is </text:span><text:span text:style-name="T67">not supplied</text:span><text:span text:style-name="T29">) to </text:span><text:span text:style-name="T16">MAX</text:span><text:span text:style-name="T29">.</text:span></text:p>
          </table:table-cell>
        </table:table-row>
        <table:table-row table:style-name="TableLine94673712985296">
          <table:table-cell table:style-name="Table2.A2" office:value-type="string">
            <text:p text:style-name="P80"><text:span text:style-name="T50">{</text:span><text:span text:style-name="T30">SH</text:span><text:span text:style-name="T50">|EXEC}</text:span>(COMMAND$)</text:p>
          </table:table-cell>
          <table:table-cell table:style-name="Table2.B2" office:value-type="string">
            <text:p text:style-name="P17">Runs <text:span text:style-name="T13">COMMAND$</text:span> in sh on Linux and Command Prompt on Windows <text:span text:style-name="T24">and returns the exit status.</text:span></text:p>
          </table:table-cell>
        </table:table-row>
        <table:table-row table:style-name="TableLine94673704804832">
          <table:table-cell table:style-name="Table2.A2" office:value-type="string">
            <text:p text:style-name="P88">SIN(NUMBER)</text:p>
          </table:table-cell>
          <table:table-cell table:style-name="Table2.B2" office:value-type="string">
            <text:p text:style-name="P36">Returns the sine of <text:span text:style-name="T11">NUMBER</text:span>.</text:p>
          </table:table-cell>
        </table:table-row>
        <table:table-row table:style-name="TableLine94673713815248">
          <table:table-cell table:style-name="Table2.A2" office:value-type="string">
            <text:p text:style-name="P88">SINH(NUMBER)</text:p>
          </table:table-cell>
          <table:table-cell table:style-name="Table2.B2" office:value-type="string">
            <text:p text:style-name="P36">Returns the hyperbolic sine of <text:span text:style-name="T11">NUMBER</text:span>.</text:p>
          </table:table-cell>
        </table:table-row>
        <table:table-row table:style-name="TableLine94673672450816">
          <table:table-cell table:style-name="Table2.A2" office:value-type="string">
            <text:p text:style-name="P88">STR$(NUMBER)</text:p>
          </table:table-cell>
          <table:table-cell table:style-name="Table2.B2" office:value-type="string">
            <text:p text:style-name="P36">Returns <text:span text:style-name="T11">NUMBER</text:span> as a string.</text:p>
          </table:table-cell>
        </table:table-row>
        <table:table-row table:style-name="TableLine94673712589376">
          <table:table-cell table:style-name="Table2.A2" office:value-type="string">
            <text:p text:style-name="P88">TAN(NUMBER)</text:p>
          </table:table-cell>
          <table:table-cell table:style-name="Table2.B2" office:value-type="string">
            <text:p text:style-name="P36">Returns the tangent of <text:span text:style-name="T11">NUMBER</text:span>.</text:p>
          </table:table-cell>
        </table:table-row>
        <table:table-row table:style-name="TableLine94673713729952">
          <table:table-cell table:style-name="Table2.A2" office:value-type="string">
            <text:p text:style-name="P88">TANH(NUMBER)</text:p>
          </table:table-cell>
          <table:table-cell table:style-name="Table2.B2" office:value-type="string">
            <text:p text:style-name="P36">Returns the hyperbolic tangent of <text:span text:style-name="T11">NUMBER</text:span>.</text:p>
          </table:table-cell>
        </table:table-row>
        <table:table-row table:style-name="TableLine94673713651056">
          <table:table-cell table:style-name="Table2.A2" office:value-type="string">
            <text:p text:style-name="P90">TIME()</text:p>
          </table:table-cell>
          <table:table-cell table:style-name="Table2.B2" office:value-type="string">
            <text:p text:style-name="P38">Returns the current time in seconds.</text:p>
          </table:table-cell>
        </table:table-row>
        <table:table-row table:style-name="TableLine94673705585536">
          <table:table-cell table:style-name="Table2.A2" office:value-type="string">
            <text:p text:style-name="P90">TIMEMS()</text:p>
          </table:table-cell>
          <table:table-cell table:style-name="Table2.B2" office:value-type="string">
            <text:p text:style-name="P38">Returns the current time in milliseconds.</text:p>
          </table:table-cell>
        </table:table-row>
        <table:table-row table:style-name="TableLine94673705314320">
          <table:table-cell table:style-name="Table2.A2" office:value-type="string">
            <text:p text:style-name="P90">TIMEUS()</text:p>
          </table:table-cell>
          <table:table-cell table:style-name="Table2.B2" office:value-type="string">
            <text:p text:style-name="P38">Returns the current time in microseconds.</text:p>
          </table:table-cell>
        </table:table-row>
        <table:table-row table:style-name="TableLine94673669587504">
          <table:table-cell table:style-name="Table2.A2" office:value-type="string">
            <text:p text:style-name="P89">TIMER()</text:p>
          </table:table-cell>
          <table:table-cell table:style-name="Table2.B2" office:value-type="string">
            <text:p text:style-name="P37">Returns the timer value in seconds.</text:p>
          </table:table-cell>
        </table:table-row>
        <table:table-row table:style-name="TableLine94673712616368">
          <table:table-cell table:style-name="Table2.A2" office:value-type="string">
            <text:p text:style-name="P89">TIMER<text:span text:style-name="T31">MS</text:span>()</text:p>
          </table:table-cell>
          <table:table-cell table:style-name="Table2.B2" office:value-type="string">
            <text:p text:style-name="P37">Returns the timer value in <text:span text:style-name="T31">milli</text:span>seconds.</text:p>
          </table:table-cell>
        </table:table-row>
        <table:table-row table:style-name="TableLine94673667322336">
          <table:table-cell table:style-name="Table2.A2" office:value-type="string">
            <text:p text:style-name="P89">TIMER<text:span text:style-name="T31">US</text:span>()</text:p>
          </table:table-cell>
          <table:table-cell table:style-name="Table2.B2" office:value-type="string">
            <text:p text:style-name="P37">Returns the timer value in <text:span text:style-name="T31">micro</text:span>seconds.</text:p>
          </table:table-cell>
        </table:table-row>
        <table:table-row table:style-name="TableLine94673706020192">
          <table:table-cell table:style-name="Table2.A2" office:value-type="string">
            <text:p text:style-name="P91">UCASE$(STRING$)</text:p>
          </table:table-cell>
          <table:table-cell table:style-name="Table2.B2" office:value-type="string">
            <text:p text:style-name="P39">Returns the upper-case version of <text:span text:style-name="T11">STRING$</text:span>.</text:p>
          </table:table-cell>
        </table:table-row>
        <table:table-row table:style-name="TableLine94673713030976">
          <table:table-cell table:style-name="Table2.A2" office:value-type="string">
            <text:p text:style-name="P92">VAL(STRING$<text:span text:style-name="T67">[</text:span>, <text:span text:style-name="T66">TYPE</text:span><text:span text:style-name="T67">]</text:span>)</text:p>
          </table:table-cell>
          <table:table-cell table:style-name="Table2.B2" office:value-type="string">
            <text:p text:style-name="P40">Returns the numeric value of <text:span text:style-name="T11">STRING$,</text:span> <text:span text:style-name="T22">TYPE</text:span><text:span text:style-name="T66"> is what type the number is (0 = DEC, 1 = HEX, 2 = OCT, etc/</text:span><text:span text:style-name="T67">not supplied</text:span><text:span text:style-name="T66"> = Auto (sscanf autodetect)).</text:span></text:p>
          </table:table-cell>
        </table:table-row>
        <table:table-row table:style-name="TableLine94673667430896">
          <table:table-cell table:style-name="Table2.A2" office:value-type="string">
            <text:p text:style-name="P108">WIDTH()</text:p>
          </table:table-cell>
          <table:table-cell table:style-name="Table2.B2" office:value-type="string">
            <text:p text:style-name="P66">Returns the width of the terminal.</text:p>
          </table:table-cell>
        </table:table-row>
        <table:table-row table:style-name="TableLine94673692829856">
          <table:table-cell table:style-name="Table2.A2" office:value-type="string">
            <text:p text:style-name="P92">_BITS$<text:span text:style-name="T32">()</text:span></text:p>
          </table:table-cell>
          <table:table-cell table:style-name="Table2.B2" office:value-type="string">
            <text:p text:style-name="P41">Returns the executable bit format.</text:p>
          </table:table-cell>
        </table:table-row>
        <table:table-row table:style-name="TableLine94673705573424">
          <table:table-cell table:style-name="Table2.A2" office:value-type="string">
            <text:p text:style-name="P92">_<text:span text:style-name="T33">DEBUG()</text:span></text:p>
          </table:table-cell>
          <table:table-cell table:style-name="Table2.B2" office:value-type="string">
            <text:p text:style-name="P42">Returns 1 if in debug mode and 0 otherwise.</text:p>
          </table:table-cell>
        </table:table-row>
        <table:table-row table:style-name="TableLine94673701373008">
          <table:table-cell table:style-name="Table2.A2" office:value-type="string">
            <text:p text:style-name="P81">_<text:span text:style-name="T65">ENV$(STRING$)</text:span></text:p>
          </table:table-cell>
          <table:table-cell table:style-name="Table2.B2" office:value-type="string">
            <text:p text:style-name="P57">Returns the content of the environment <text:soft-page-break/>variable defined by <text:span text:style-name="T11">STRING$</text:span>.</text:p>
          </table:table-cell>
        </table:table-row>
        <table:table-row table:style-name="TableLine94673692610960">
          <table:table-cell table:style-name="Table2.A2" office:value-type="string">
            <text:p text:style-name="P81">_<text:span text:style-name="T65">ENVSET(STRING$)</text:span></text:p>
          </table:table-cell>
          <table:table-cell table:style-name="Table2.B2" office:value-type="string">
            <text:p text:style-name="P57">Returns 1 if the environment variable defined by <text:span text:style-name="T11">STRING$</text:span> is set and 0 otherwise.</text:p>
          </table:table-cell>
        </table:table-row>
        <table:table-row table:style-name="TableLine94673666258528">
          <table:table-cell table:style-name="Table2.A2" office:value-type="string">
            <text:p text:style-name="P92">_<text:span text:style-name="T53">HOME$()</text:span></text:p>
          </table:table-cell>
          <table:table-cell table:style-name="Table2.B2" office:value-type="string">
            <text:p text:style-name="P59">Returns the path to the user’s home directoy.</text:p>
          </table:table-cell>
        </table:table-row>
        <table:table-row table:style-name="TableLine94673713813216">
          <table:table-cell table:style-name="Table2.A2" office:value-type="string">
            <text:p text:style-name="P92">_<text:span text:style-name="T33">OS$()</text:span></text:p>
          </table:table-cell>
          <table:table-cell table:style-name="Table2.B2" office:value-type="string">
            <text:p text:style-name="P42">Returns the current operating system name.</text:p>
          </table:table-cell>
        </table:table-row>
        <table:table-row table:style-name="TableLine94673713731552">
          <table:table-cell table:style-name="Table2.A2" office:value-type="string">
            <text:p text:style-name="P92">_<text:span text:style-name="T34">PROMPT$()</text:span></text:p>
          </table:table-cell>
          <table:table-cell table:style-name="Table2.B2" office:value-type="string">
            <text:p text:style-name="P60">Returns the prompt string.</text:p>
          </table:table-cell>
        </table:table-row>
        <table:table-row table:style-name="TableLine94673692657072">
          <table:table-cell table:style-name="Table2.A2" office:value-type="string">
            <text:p text:style-name="P92">_<text:span text:style-name="T68">STARTCMD$()</text:span></text:p>
          </table:table-cell>
          <table:table-cell table:style-name="Table2.B2" office:value-type="string">
            <text:p text:style-name="P64">Returns the full/real path to the command used to start CLIBASIC.</text:p>
          </table:table-cell>
        </table:table-row>
        <table:table-row table:style-name="TableLine94673692589744">
          <table:table-cell table:style-name="Table2.A2" office:value-type="string">
            <text:p text:style-name="P92">_<text:span text:style-name="T35">TXTLOCK()</text:span></text:p>
          </table:table-cell>
          <table:table-cell table:style-name="Table2.B2" office:value-type="string">
            <text:p text:style-name="P61">Returns 1 if the text lock is in effect and 0 otherwise.</text:p>
          </table:table-cell>
        </table:table-row>
        <table:table-row table:style-name="TableLine94673713085744">
          <table:table-cell table:style-name="Table2.A2" office:value-type="string">
            <text:p text:style-name="P92">_<text:span text:style-name="T36">VER$()</text:span></text:p>
          </table:table-cell>
          <table:table-cell table:style-name="Table2.B2" office:value-type="string">
            <text:p text:style-name="P58">Returns the CLIBASIC version.</text:p>
          </table:table-cell>
        </table:table-row>
      </table:table>
      <text:p text:style-name="P114"/>
      <text:p text:style-name="P115"><text:span text:style-name="T37">Logic Commands</text:span>:</text:p>
      <text:p text:style-name="P111"/>
      <table:table table:name="Table3" table:style-name="Table3">
        <table:table-column table:style-name="Table3.A"/>
        <table:table-column table:style-name="Table3.B"/>
        <table:table-row table:style-name="TableLine94673630591888">
          <table:table-cell table:style-name="Table3.A1" office:value-type="string">
            <text:p text:style-name="P94">DO</text:p>
          </table:table-cell>
          <table:table-cell table:style-name="Table3.B1" office:value-type="string">
            <text:p text:style-name="P44">Begin<text:span text:style-name="T38">s</text:span> a DO <text:span text:style-name="T38">block</text:span>.</text:p>
          </table:table-cell>
        </table:table-row>
        <table:table-row table:style-name="TableLine94673628858112">
          <table:table-cell table:style-name="Table3.A2" office:value-type="string">
            <text:p text:style-name="P94">DOWHILE CONDITION</text:p>
          </table:table-cell>
          <table:table-cell table:style-name="Table3.B2" office:value-type="string">
            <text:p text:style-name="P44">Begin<text:span text:style-name="T38">s</text:span> a DO <text:span text:style-name="T38">block</text:span> while <text:span text:style-name="T11">CONDITION</text:span> is true.</text:p>
          </table:table-cell>
        </table:table-row>
        <table:table-row table:style-name="TableLine94673628858928">
          <table:table-cell table:style-name="Table3.A2" office:value-type="string">
            <text:p text:style-name="P96">ELSE</text:p>
          </table:table-cell>
          <table:table-cell table:style-name="Table3.B2" office:value-type="string">
            <text:p text:style-name="P45">Inverts an IF command.</text:p>
          </table:table-cell>
        </table:table-row>
        <table:table-row table:style-name="TableLine94673628859424">
          <table:table-cell table:style-name="Table3.A2" office:value-type="string">
            <text:p text:style-name="P96">ENDIF</text:p>
          </table:table-cell>
          <table:table-cell table:style-name="Table3.B2" office:value-type="string">
            <text:p text:style-name="P45">Ends an IF block.</text:p>
          </table:table-cell>
        </table:table-row>
        <table:table-row table:style-name="TableLine94673628860032">
          <table:table-cell table:style-name="Table3.A2" office:value-type="string">
            <text:p text:style-name="P97">FOR VAR, INIT, CONDITION, I</text:p>
          </table:table-cell>
          <table:table-cell table:style-name="Table3.B2" office:value-type="string">
            <text:p text:style-name="P46">Begins a FOR block, sets <text:span text:style-name="T11">VAR</text:span> to <text:span text:style-name="T11">INIT</text:span> and loops while adding <text:span text:style-name="T11">I</text:span> to <text:span text:style-name="T11">VAR</text:span> while <text:span text:style-name="T11">CONDITION</text:span> is true.</text:p>
          </table:table-cell>
        </table:table-row>
        <table:table-row table:style-name="TableLine94673628860640">
          <table:table-cell table:style-name="Table3.A2" office:value-type="string">
            <text:p text:style-name="P95">IF CONDITION</text:p>
          </table:table-cell>
          <table:table-cell table:style-name="Table3.B2" office:value-type="string">
            <text:p text:style-name="P45"><text:span text:style-name="T40">Begins an IF block and r</text:span>uns commands if <text:span text:style-name="T11">CONDITION</text:span> is true.</text:p>
          </table:table-cell>
        </table:table-row>
        <table:table-row table:style-name="TableLine94673628861248">
          <table:table-cell table:style-name="Table3.A2" office:value-type="string">
            <text:p text:style-name="P94">LOOP</text:p>
          </table:table-cell>
          <table:table-cell table:style-name="Table3.B2" office:value-type="string">
            <text:p text:style-name="P44">Jump<text:span text:style-name="T41">s</text:span> to the beginning of a DO/LOOP <text:span text:style-name="T39">block</text:span>.</text:p>
          </table:table-cell>
        </table:table-row>
        <table:table-row table:style-name="TableLine94673628861856">
          <table:table-cell table:style-name="Table3.A2" office:value-type="string">
            <text:p text:style-name="P94">LOOPWHILE CONDITION</text:p>
          </table:table-cell>
          <table:table-cell table:style-name="Table3.B2" office:value-type="string">
            <text:p text:style-name="P44">Jump<text:span text:style-name="T41">s</text:span> to the beginning of a DO/LOOP <text:span text:style-name="T39">block </text:span>if <text:span text:style-name="T11">CONDITION</text:span> is true.</text:p>
          </table:table-cell>
        </table:table-row>
        <table:table-row table:style-name="TableLine94673628862464">
          <table:table-cell table:style-name="Table3.A2" office:value-type="string">
            <text:p text:style-name="P97">NEXT</text:p>
          </table:table-cell>
          <table:table-cell table:style-name="Table3.B2" office:value-type="string">
            <text:p text:style-name="P46">Jumps to the beginning of a FOR <text:span text:style-name="T42">block.</text:span></text:p>
          </table:table-cell>
        </table:table-row>
        <table:table-row table:style-name="TableLine94673628863344">
          <table:table-cell table:style-name="Table3.A2" office:value-type="string">
            <text:p text:style-name="P93">REM</text:p>
          </table:table-cell>
          <table:table-cell table:style-name="Table3.B2" office:value-type="string">
            <text:p text:style-name="P43">Comments out one command.</text:p>
          </table:table-cell>
        </table:table-row>
      </table:table>
      <text:p text:style-name="P113"/>
      <text:p text:style-name="P116"><text:span text:style-name="T43">Symbol</text:span><text:span text:style-name="T37">s</text:span>:</text:p>
      <text:p text:style-name="P6"/>
      <table:table table:name="Table4" table:style-name="Table4">
        <table:table-column table:style-name="Table4.A"/>
        <table:table-column table:style-name="Table4.B"/>
        <table:table-row table:style-name="TableLine94673628844752">
          <table:table-cell table:style-name="Table4.A1" office:value-type="string">
            <text:p text:style-name="P98">?</text:p>
          </table:table-cell>
          <table:table-cell table:style-name="Table4.B1" office:value-type="string">
            <text:p text:style-name="P47"><text:span text:style-name="T44">Shortcut to </text:span><text:span text:style-name="T11">PRINT</text:span>.</text:p>
          </table:table-cell>
        </table:table-row>
        <table:table-row table:style-name="TableLine94673628871104">
          <table:table-cell table:style-name="Table4.A2" office:value-type="string">
            <text:p text:style-name="P98">?;</text:p>
          </table:table-cell>
          <table:table-cell table:style-name="Table4.B2" office:value-type="string">
            <text:p text:style-name="P67">Shortcut to <text:span text:style-name="T11">PRINT;</text:span>.</text:p>
          </table:table-cell>
        </table:table-row>
        <table:table-row table:style-name="TableLine94673628871984">
          <table:table-cell table:style-name="Table4.A2" office:value-type="string">
            <text:p text:style-name="P98">'</text:p>
          </table:table-cell>
          <table:table-cell table:style-name="Table4.B2" office:value-type="string">
            <text:p text:style-name="P48">Comment <text:span text:style-name="T45">until the end of the line.</text:span></text:p>
          </table:table-cell>
        </table:table-row>
      </table:table>
      <text:p text:style-name="P6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07:49:06.477461611</meta:creation-date>
    <dc:date>2021-07-15T19:40:30.953839488</dc:date>
    <meta:editing-duration>P2DT15H23M42S</meta:editing-duration>
    <meta:editing-cycles>121</meta:editing-cycles>
    <meta:generator>LibreOffice/7.1.4.2$Linux_X86_64 LibreOffice_project/10$Build-2</meta:generator>
    <meta:document-statistic meta:table-count="4" meta:image-count="0" meta:object-count="0" meta:page-count="8" meta:paragraph-count="204" meta:word-count="945" meta:character-count="6061" meta:non-whitespace-character-count="5318"/>
  </office:meta>
</office:document-meta>
</file>